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break-before="page"/>
      <style:text-properties style:font-name="Calibri" fo:font-size="16pt" style:font-size-asian="16pt" style:font-size-complex="16pt"/>
    </style:style>
    <style:style style:name="P3" style:family="paragraph" style:parent-style-name="Standard">
      <style:paragraph-properties fo:margin-left="0in" fo:margin-right="0in" fo:text-indent="0in" style:auto-text-indent="false"/>
      <style:text-properties style:font-name="Calibri"/>
    </style:style>
    <style:style style:name="P4" style:family="paragraph" style:parent-style-name="Standard" style:list-style-name="L1">
      <style:text-properties style:font-name="Calibri"/>
    </style:style>
    <style:style style:name="P5" style:family="paragraph" style:parent-style-name="Standard" style:list-style-name="L1">
      <style:paragraph-properties fo:margin-left="0.9846in" fo:margin-right="0in" fo:text-indent="-0.25in" style:auto-text-indent="false"/>
      <style:text-properties style:font-name="Calibri"/>
    </style:style>
    <style:style style:name="P6" style:family="paragraph" style:parent-style-name="Standard" style:list-style-name="L1">
      <style:paragraph-properties fo:margin-left="0.4925in" fo:margin-right="0in" fo:text-indent="-0.25in" style:auto-text-indent="false"/>
      <style:text-properties style:font-name="Calibri"/>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ic Organizers</text:p>
      <text:p text:style-name="P1"/>
      <text:p text:style-name="P1">Use graphic organizers to help the students organize and retain the essential information. You could create the organizers in the beginning and get the students to fill in the relevant information as they proceed with the chapter.<text:line-break/></text:p>
      <text:list xml:id="list6552386600993633350" text:style-name="L1">
        <text:list-item>
          <text:p text:style-name="P4">Flip Flap Vocabulary Organizer <text:s/>- You can use the “Five Tab Book” foldable or foldables with more tabs for this<text:line-break/>You can choose from the following vocabulary.</text:p>
        </text:list-item>
        <text:list-item>
          <text:p text:style-name="P5">The Old Regime</text:p>
        </text:list-item>
        <text:list-item>
          <text:p text:style-name="P5">Tithe and Taille</text:p>
        </text:list-item>
        <text:list-item>
          <text:p text:style-name="P5">The Third Estate</text:p>
        </text:list-item>
        <text:list-item>
          <text:p text:style-name="P5">Subsistence Crisis</text:p>
        </text:list-item>
        <text:list-item>
          <text:p text:style-name="P5">Guillotine</text:p>
        </text:list-item>
        <text:list-item>
          <text:p text:style-name="P5">Constitutional Monarchy</text:p>
        </text:list-item>
        <text:list-item>
          <text:p text:style-name="P5">Directory</text:p>
        </text:list-item>
        <text:list-item>
          <text:p text:style-name="P5">Liberty</text:p>
        </text:list-item>
        <text:list-item>
          <text:p text:style-name="P5">Equality</text:p>
        </text:list-item>
        <text:list-item>
          <text:p text:style-name="P5">Fraternity</text:p>
          <text:p text:style-name="P5"/>
        </text:list-item>
        <text:list-item>
          <text:p text:style-name="P6">Timeline Organizer – You can use the <text:s/>“Billboard Project” or “Sequence Organizer” to do this<text:line-break/>Include title, years and brief descriptions for each of the events. You may include the following events.</text:p>
        </text:list-item>
        <text:list-item>
          <text:p text:style-name="P5">Ascension of Louis XVI</text:p>
        </text:list-item>
        <text:list-item>
          <text:p text:style-name="P5">Convocation of the Estates General</text:p>
        </text:list-item>
        <text:list-item>
          <text:p text:style-name="P5">Formation of the National Assembly and the Tennis Court Oath</text:p>
        </text:list-item>
        <text:list-item>
          <text:p text:style-name="P5">The Revolution and the storming of the Bastille</text:p>
        </text:list-item>
        <text:list-item>
          <text:p text:style-name="P5">France as a Constitutional Monarchy</text:p>
        </text:list-item>
        <text:list-item>
          <text:p text:style-name="P5">The Revolutionary Wars</text:p>
        </text:list-item>
        <text:list-item>
          <text:p text:style-name="P5">The Reign of Terror</text:p>
        </text:list-item>
        <text:list-item>
          <text:p text:style-name="P5">Rule of the Directory</text:p>
        </text:list-item>
        <text:list-item>
          <text:p text:style-name="P5">Rise of Napoleon Bonaparte</text:p>
          <text:p text:style-name="P5"/>
        </text:list-item>
        <text:list-item>
          <text:p text:style-name="P6">Help students understand that the spread of the ideas of many of these people played a major role in the outbreak of the revolution and the events following the revolution. <text:line-break/>Get students to create a “Top Tab Book” with the main ideas of each of the following individuals. Ask the students to explain in their own words and include illustrations wherever possible. Additional research on these individuals can be a bonus.</text:p>
        </text:list-item>
        <text:list-item>
          <text:p text:style-name="P5">John Locke</text:p>
        </text:list-item>
        <text:list-item>
          <text:p text:style-name="P5">Jean Jacques Rousseau</text:p>
        </text:list-item>
        <text:list-item>
          <text:p text:style-name="P5">Montesquieu</text:p>
        </text:list-item>
        <text:list-item>
          <text:p text:style-name="P5">Mirabeau</text:p>
        </text:list-item>
        <text:list-item>
          <text:p text:style-name="P5">Jean-Paul Marat</text:p>
        </text:list-item>
        <text:list-item>
          <text:p text:style-name="P5">Olympe de Gouges<text:line-break/><text:soft-page-break/><text:line-break/><text:line-break/><text:line-break/><text:line-break/></text:p>
        </text:list-item>
        <text:list-item>
          <text:p text:style-name="P6">Get students to compare the views of Robespierre and Desmoulins (refer to page 16 of the textbook) using the “Compare Contrast” graphic organizer.<text:line-break/></text:p>
        </text:list-item>
        <text:list-item>
          <text:p text:style-name="P6">Get students to write a response to Chaumette's arguments (page 20 of the textbook) using a two column graphic organizer or a two tab book.<text:line-break/></text:p>
        </text:list-item>
        <text:list-item>
          <text:p text:style-name="P6">Get students to make a “Standing Cube” for the French Revolution. Use one side for the “Causes”, one for the “Outbreak”, one for “Immediate Effects” and the last one for “International Influence”<text:line-break/></text:p>
        </text:list-item>
        <text:list-item>
          <text:p text:style-name="P6">You can also use graphic organizers to coordinate any of the activities in the textbook. Check out our complete list of graphic organizers.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43:17.75</meta:creation-date>
    <dc:date>2013-04-30T15:21:07.76</dc:date>
    <meta:editing-duration>PT18M26S</meta:editing-duration>
    <meta:editing-cycles>6</meta:editing-cycles>
    <meta:generator>OpenOffice.org/3.4.1$Win32 OpenOffice.org_project/341m1$Build-9593</meta:generator>
    <meta:document-statistic meta:table-count="0" meta:image-count="0" meta:object-count="0" meta:page-count="2" meta:paragraph-count="34" meta:word-count="381" meta:character-count="2182"/>
  </office:meta>
</office:document-meta>
</file>